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1" fo:font-size="21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Text_20_body">
      <style:paragraph-properties fo:margin-top="0cm" fo:margin-bottom="0cm" fo:text-align="center" style:justify-single-word="false"/>
      <style:text-properties style:font-name="Arial1" fo:font-size="12pt" fo:font-weight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3"/>
      <text:p text:style-name="P3">Praktikum Software Engeneering 1</text:p>
      <text:p text:style-name="P3">Termin 4</text:p>
      <text:p text:style-name="P3">Swaneet Sahoo, Steffen Schweneker</text:p>
      <text:p text:style-name="P3">07.01.14</text:p>
      <text:p text:style-name="P6"/>
      <text:p text:style-name="P1">In diesem Dokument stehen Hinweise und Kommentare zu den Bearbeitungen der drei Aufgabe des zweiten SEP1 Termins.</text:p>
      <text:p text:style-name="P1"/>
      <text:p text:style-name="P4">Aufgabe 9 – Implementierung:</text:p>
      <text:p text:style-name="P4"/>
      <text:p text:style-name="P5">Wir haben ein UML-Diagramm erstellt das die Innensicht der GastKomponente </text:p>
      <text:p text:style-name="P5">und der Reservierungskomponente zeigt. </text:p>
      <text:p text:style-name="P5">Die Gastkomponente stellt den Gastanwendungsfall dar </text:p>
      <text:p text:style-name="P5">dieser über den Gastverwalter Zugriff auf die Datenbankeinträge </text:p>
      <text:p text:style-name="P5">der Gast-Tabelle hat. </text:p>
      <text:p text:style-name="P5"/>
      <text:p text:style-name="P5">Die Reservierungskomponente zeigt den Reservierungsanwendungsfall </text:p>
      <text:p text:style-name="P5">der über den Reservierungsverwalter Zugriff auf die Datenbankeinträge </text:p>
      <text:p text:style-name="P5">der Reservierung-Tabelle und Zusatzleistungs-Tabelle hat.</text:p>
      <text:p text:style-name="P5"/>
      <text:p text:style-name="P5">Die AWK-Fassade kann über das IGastServices-Interface auf die </text:p>
      <text:p text:style-name="P5">Gastkomponente und über das IReservierungsServices-Interface </text:p>
      <text:p text:style-name="P5">auf die Reservierungskomponente zugreifen.</text:p>
      <text:p text:style-name="P5"/>
      <text:p text:style-name="P5">Über die DataBaseConnection kann die SQL-Datenbank ausgelesen </text:p>
      <text:p text:style-name="P5">und geupdated werden. Der Zugriff wird über das </text:p>
      <text:p text:style-name="P5">IPersistenzService-Interface gesichert.</text:p>
      <text:p text:style-name="P5"/>
      <text:p text:style-name="P4">Aufgabe 10 – Test:</text:p>
      <text:p text:style-name="P4"/>
      <text:p text:style-name="P5">Wir haben einen BlackBox-Test geschrieben. </text:p>
      <text:p text:style-name="P5">Wir prüfen mit diesem Test die Erstellung eines Gastes </text:p>
      <text:p text:style-name="P5">die Reservierung sowohl mit als auch ohne Zusatzleistung </text:p>
      <text:p text:style-name="P5">und den Stammkundenstatus. </text:p>
      <text:p text:style-name="P5"/>
      <text:p text:style-name="P5">Der Tests erfolgt in dem wir zunächst 3 Gäste erstellen </text:p>
      <text:p text:style-name="P5">um die Funktion der Gasterzeugung zu prüfen. </text:p>
      <text:p text:style-name="P5"/>
      <text:p text:style-name="P5">Den Gästen lassen wir nun verschiedene Reservierung tätigen. </text:p>
      <text:p text:style-name="P5">Einen Gast lassen wir 2 Reservierungen mit Zusatzleistung machen, </text:p>
      <text:p text:style-name="P5">einem Gast lassen wir 3 Reservierungen mit Zusatzleistung machen </text:p>
      <text:p text:style-name="P5">und einem Gast 5 Zusatzleistung ohne Zusatzleistung.</text:p>
      <text:p text:style-name="P5"/>
      <text:p text:style-name="P1"><text:span text:style-name="T1">Als nächstes überprüfen wir die Gäste auf Stammkundenstatus. Danach lassen wir den 3ten Gast eine weiter Reservierung machen und prüfen erneut auf Stammkundenstatus somit haben wir alle Testfälle abgedeck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Schweneker</meta:initial-creator>
    <meta:creation-date>2014-01-07T19:00:14</meta:creation-date>
    <dc:date>2014-01-15T17:35:15</dc:date>
    <dc:creator>Steffen Schweneker</dc:creator>
    <meta:editing-duration>PT1H3M37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33" meta:word-count="224" meta:character-count="1738"/>
  </office:meta>
</office:document-meta>
</file>